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reeModelDefinition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Builder.build( Element model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TreeModelDefinitionBuilder.getPatterns( Element paren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